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47799" draw:textarea-horizontal-align="justify" draw:textarea-vertical-align="middle" draw:auto-grow-height="false" fo:min-height="7.37cm" fo:min-width="7.12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4cm" fo:min-width="6.104cm"/>
    </style:style>
    <style:style style:name="gr3" style:family="graphic" style:parent-style-name="standard">
      <style:graphic-properties svg:stroke-width="0.203cm" svg:stroke-color="#547799" draw:marker-start-width="0.508cm" draw:marker-end-width="0.508cm" draw:fill="none" draw:textarea-horizontal-align="justify" draw:textarea-vertical-align="middle" draw:auto-grow-height="false" fo:min-height="1.797cm" fo:min-width="1.547cm" fo:padding-top="0.226cm" fo:padding-bottom="0.226cm" fo:padding-left="0.351cm" fo:padding-right="0.351cm"/>
    </style:style>
    <style:style style:name="gr4" style:family="graphic" style:parent-style-name="standard">
      <style:graphic-properties svg:stroke-width="0.203cm" svg:stroke-color="#547799" draw:marker-start-width="0.508cm" draw:marker-end-width="0.508cm" draw:fill="none" draw:textarea-horizontal-align="justify" draw:textarea-vertical-align="middle" draw:auto-grow-height="false" fo:min-height="1.799cm" fo:min-width="1.549cm" fo:padding-top="0.226cm" fo:padding-bottom="0.226cm" fo:padding-left="0.351cm" fo:padding-right="0.351cm"/>
    </style:style>
    <style:style style:name="gr5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0.282cm" fo:min-width="0.032cm"/>
    </style:style>
    <style:style style:name="gr6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0.282cm" fo:min-width="0.032cm"/>
    </style:style>
    <style:style style:name="gr7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0.282cm" fo:min-width="0.031cm"/>
    </style:style>
    <style:style style:name="gr8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0.282cm" fo:min-width="0.032cm"/>
    </style:style>
    <style:style style:name="gr9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0.282cm" fo:min-width="0.031cm"/>
    </style:style>
    <style:style style:name="gr10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0.281cm" fo:min-width="0.032cm"/>
    </style:style>
    <style:style style:name="gr11" style:family="graphic" style:parent-style-name="standard">
      <style:graphic-properties draw:stroke="none" svg:stroke-color="#000000" draw:fill="none" draw:fill-color="#ffffff" fo:min-height="1.178cm"/>
      <style:paragraph-properties style:writing-mode="lr-tb"/>
    </style:style>
    <style:style style:name="P1" style:family="paragraph">
      <loext:graphic-properties draw:fill="solid" draw:fill-color="#547799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b3c33"/>
      <style:paragraph-properties fo:text-align="center"/>
    </style:style>
    <style:style style:name="P5" style:family="paragraph">
      <loext:graphic-properties draw:fill="solid" draw:fill-color="#389826"/>
      <style:paragraph-properties fo:text-align="center"/>
    </style:style>
    <style:style style:name="P6" style:family="paragraph">
      <loext:graphic-properties draw:fill="solid" draw:fill-color="#9558b2"/>
      <style:paragraph-properties fo:text-align="center"/>
    </style:style>
    <style:style style:name="P7" style:family="paragraph">
      <loext:graphic-properties draw:fill="solid" draw:fill-color="#4063d8"/>
      <style:paragraph-properties fo:text-align="center"/>
    </style:style>
    <style:style style:name="P8" style:family="paragraph">
      <style:paragraph-properties fo:text-align="center">
        <style:tab-stops/>
      </style:paragraph-properties>
      <style:text-properties fo:color="#547799" loext:opacity="100%" fo:font-size="36pt" fo:font-weight="bold"/>
    </style:style>
    <style:style style:name="P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547799" loext:opacity="100%" style:font-name="Liberation Sans2" fo:font-size="36pt" fo:font-weight="bold"/>
    </style:style>
    <style:style style:name="T1" style:family="text">
      <style:text-properties fo:color="#547799" loext:opacity="100%" style:font-name="Liberation Sans2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04cm" svg:height="6.604cm" svg:x="0.508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249cm" svg:height="2.249cm" svg:x="2.122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251cm" svg:height="2.251cm" svg:x="3.222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75cm" svg:height="0.75cm" svg:x="1.746cm" svg:y="2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75cm" svg:height="0.75cm" svg:x="1.747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49cm" svg:height="0.75cm" svg:x="3.996cm" svg:y="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5cm" svg:height="0.75cm" svg:x="3.996cm" svg:y="4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75cm" svg:height="0.75cm" svg:x="2.873cm" svg:y="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749cm" svg:height="0.75cm" svg:x="2.874cm" svg:y="6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5cm" svg:height="0.749cm" svg:x="5.122cm" svg:y="3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75cm" svg:height="0.75cm" svg:x="5.123cm" svg:y="6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7.62cm" svg:height="1.673cm" svg:x="0cm" svg:y="0.708cm">
          <draw:text-box>
            <text:p text:style-name="P8"><text:span text:style-name="T1">QMBT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3-07-10T11:00:12.757706896</dc:date>
    <meta:editing-duration>PT21M9S</meta:editing-duration>
    <meta:editing-cycles>9</meta:editing-cycles>
    <meta:generator>LibreOffice/7.3.7.2$Linux_X86_64 LibreOffice_project/30$Build-2</meta:generator>
    <meta:document-statistic meta:object-count="13"/>
  </office:meta>
</office:document-meta>
</file>